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3DF9D7A2AF1A538E0.png" manifest:media-type="image/png"/>
  <manifest:file-entry manifest:full-path="Pictures/1000020100000640000003839CAFE6547939ED63.png" manifest:media-type="image/png"/>
  <manifest:file-entry manifest:full-path="Pictures/10000201000006400000038373DFBA9DE2F05B51.png" manifest:media-type="image/png"/>
  <manifest:file-entry manifest:full-path="Pictures/100002010000064000000383F51B1531E917AB0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ca" fo:country="ES" style:text-underline-style="solid" style:text-underline-width="auto" style:text-underline-color="font-color" fo:font-weight="bold" officeooo:rsid="0010c987" officeooo:paragraph-rsid="0010c987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0c987" officeooo:paragraph-rsid="0010c987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23512" officeooo:paragraph-rsid="00123512" style:font-size-asian="10.5pt" style:font-weight-asian="normal" style:font-size-complex="12pt" style:font-weight-complex="normal"/>
    </style:style>
    <style:style style:name="T1" style:family="text">
      <style:text-properties officeooo:rsid="0012351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en UF2</text:p>
      <text:p text:style-name="P1"/>
      <text:p text:style-name="P2">1A</text:p>
      <text:p text:style-name="P2"/>
      <text:p text:style-name="P2"><draw:frame draw:style-name="fr1" draw:name="Imatge1" text:anchor-type="char" svg:width="17.59cm" svg:height="9.883cm" draw:z-index="0"><draw:image xlink:href="Pictures/100002010000064000000383F51B1531E917AB00.png" xlink:type="simple" xlink:show="embed" xlink:actuate="onLoad" loext:mime-type="image/png"/></draw:frame></text:p>
      <text:p text:style-name="P3">2A</text:p>
      <text:p text:style-name="P3"/>
      <text:p text:style-name="P3"><draw:frame draw:style-name="fr1" draw:name="Imatge2" text:anchor-type="char" svg:width="17.59cm" svg:height="9.883cm" draw:z-index="1"><draw:image xlink:href="Pictures/10000201000006400000038373DFBA9DE2F05B51.png" xlink:type="simple" xlink:show="embed" xlink:actuate="onLoad" loext:mime-type="image/png"/></draw:frame></text:p>
      <text:p text:style-name="P3"><text:soft-page-break/>2B</text:p>
      <text:p text:style-name="P3"/>
      <text:p text:style-name="P3"><draw:frame draw:style-name="fr1" draw:name="Imatge3" text:anchor-type="char" svg:width="17.59cm" svg:height="9.883cm" draw:z-index="2"><draw:image xlink:href="Pictures/1000020100000640000003839CAFE6547939ED63.png" xlink:type="simple" xlink:show="embed" xlink:actuate="onLoad" loext:mime-type="image/png"/></draw:frame></text:p>
      <text:p text:style-name="P3">2C</text:p>
      <text:p text:style-name="P3"/>
      <text:p text:style-name="P3"><draw:frame draw:style-name="fr1" draw:name="Imatge4" text:anchor-type="char" svg:width="17.59cm" svg:height="9.883cm" draw:z-index="3"><draw:image xlink:href="Pictures/100002010000064000000383DF9D7A2AF1A538E0.png" xlink:type="simple" xlink:show="embed" xlink:actuate="onLoad" loext:mime-type="image/png"/></draw:frame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4" meta:object-count="0" meta:page-count="2" meta:paragraph-count="5" meta:word-count="6" meta:character-count="18" meta:non-whitespace-character-count="17"/>
  </office:meta>
</office:document-meta>
</file>